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T1"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Κεφάλαιο: Αρχιτεκτονική Σχεδίαση και Τεχνική Υλοποίηση Backend</text:h>
      <text:h text:style-name="Heading_20_3" text:outline-level="3">1. Πολυεπίπεδη Αρχιτεκτονική (Layered Architecture)</text:h>
      <text:p text:style-name="Text_20_body">Η ραχοκοκαλιά του AgriManager βασίζεται στο πρότυπο της πολυεπίπεδης αρχιτεκτονικής. Η επιλογή αυτή έγινε για να διασφαλιστεί η επεκτασιμότητα (scalability) και η ευκολία στη συντήρηση. Κάθε επίπεδο λειτουργεί ως "μαύρο κουτί" για το προηγούμενο, προσφέροντας συγκεκριμένες υπηρεσίες.</text:p>
      <text:h text:style-name="Heading_20_4" text:outline-level="4">1.1 Επίπεδο Οντοτήτων και Αντιστοίχισης (Domain Entities &amp; JPA/Hibernate)</text:h>
      <text:p text:style-name="Text_20_body">Στο χαμηλότερο επίπεδο του κώδικα, ορίστηκαν οι οντότητες (Entities) που αναπαριστούν τα φυσικά αντικείμενα της αγροτικής εκμετάλλευσης.</text:p>
      <text:list text:style-name="L1">
        <text:list-item>
          <text:p text:style-name="P1"><text:span text:style-name="T1">Αντικειμενοστρεφής Μοντελοποίηση:</text:span> Χρησιμοποιήθηκε το <text:span text:style-name="T1">JPA (Java Persistence API)</text:span> για τη μετατροπή των πινάκων της PostgreSQL σε αντικείμενα Java.</text:p>
        </text:list-item>
        <text:list-item>
          <text:p text:style-name="P1"><text:span text:style-name="T1">Γεωχωρική Επέκταση (Hibernate Spatial):</text:span> Η εφαρμογή δεν αποθηκεύει απλά συντεταγμένες ως κείμενο, αλλά χρησιμοποιεί τη βιβλιοθήκη Hibernate Spatial. Αυτό επιτρέπει τη διαχείριση τύπων <text:span text:style-name="Source_20_Text">Polygon</text:span> (για τα όρια των χωραφιών) και <text:span text:style-name="Source_20_Text">Point</text:span> (για τις εργασίες) με πλήρη υποστήριξη γεωμετρικών πράξεων.</text:p>
        </text:list-item>
        <text:list-item>
          <text:p text:style-name="P1"><text:span text:style-name="T1">Συσχετίσεις Δεδομένων:</text:span> Υλοποιήθηκαν οι απαραίτητες σχέσεις (Relationships), όπως <text:span text:style-name="Source_20_Text">@OneToMany</text:span> (ένα Field περιέχει πολλά Crops) και <text:span text:style-name="Source_20_Text">@ManyToOne</text:span>, διασφαλίζοντας ότι η διαγραφή ενός χωραφιού θα διαχειρίζεται σωστά τις υπο-οντότητες (Cascade operations).</text:p>
        </text:list-item>
      </text:list>
      <text:h text:style-name="Heading_20_4" text:outline-level="4">1.2 Επίπεδο Πρόσβασης Δεδομένων (Data Access Layer - Repositories)</text:h>
      <text:p text:style-name="Text_20_body">Για την επικοινωνία με τη βάση δεδομένων, υιοθετήθηκε το πρότυπο <text:span text:style-name="T1">Repository</text:span>.</text:p>
      <text:list text:style-name="L2">
        <text:list-item>
          <text:p text:style-name="P2"><text:span text:style-name="T1">Spring Data JPA:</text:span> Αντί για παραδοσιακά SQL ερωτήματα, χρησιμοποιήθηκαν interfaces που παρέχουν αυτόματες λειτουργίες CRUD.</text:p>
        </text:list-item>
        <text:list-item>
          <text:p text:style-name="P2"><text:span text:style-name="T1">Spatial Queries:</text:span> Το επίπεδο αυτό εμπλουτίστηκε με δυνατότητες χωρικής αναζήτησης, επιτρέποντας στην εφαρμογή να εκτελεί ερωτήματα όπως "βρες όλα τα Tasks που βρίσκονται μέσα σε αυτό το πολύγωνο", αξιοποιώντας τους χωρικούς δείκτες (Spatial Indexes) της PostGIS.</text:p>
        </text:list-item>
      </text:list>
      <text:h text:style-name="Heading_20_4" text:outline-level="4">1.3 Επίπεδο Επιχειρηματικής Λογικής (Service Layer)</text:h>
      <text:p text:style-name="Text_20_body">Το Service Layer λειτουργεί ως ο ενδιάμεσος μεταξύ των δεδομένων και της έκθεσής τους. Εδώ συγκεντρώνεται όλη η "ευφυΐα" του συστήματος:</text:p>
      <text:list text:style-name="L3">
        <text:list-item>
          <text:p text:style-name="P3"><text:span text:style-name="T1">Επικύρωση Δεδομένων (Business Validation):</text:span> Εδώ εκτελούνται οι γεωμετρικοί έλεγχοι. Για παράδειγμα, χρησιμοποιείται η μέθοδος <text:span text:style-name="Source_20_Text">contains()</text:span> της <text:span text:style-name="T1">JTS (Java Topology Suite)</text:span> για να επαληθευτεί ότι μια νέα καλλιέργεια δεν ορίζεται έξω από τα γεωγραφικά όρια του χωραφιού.</text:p>
        </text:list-item>
        <text:list-item>
          <text:p text:style-name="P3"><text:span text:style-name="T1">Ενορχήστρωση Υπηρεσιών:</text:span> Το Service Layer συντονίζει διαφορετικές πηγές πληροφοριών, όπως ο συνδυασμός των δεδομένων της βάσης με τα αποτελέσματα εξωτερικών APIs (καιρός).</text:p>
        </text:list-item>
      </text:list>
      <text:p text:style-name="Horizontal_20_Line"><text:soft-page-break/></text:p>
      <text:h text:style-name="Heading_20_3" text:outline-level="3">2. Εξωτερικές Διασυνδέσεις και Μεταφορά Δεδομένων (APIs &amp; DTOs)</text:h>
      <text:p text:style-name="Text_20_body">Η εφαρμογή επικοινωνεί με το περιβάλλον μέσω του πρωτοκόλλου REST, χρησιμοποιώντας το πρότυπο των <text:span text:style-name="T1">Data Transfer Objects (DTOs)</text:span>.</text:p>
      <text:h text:style-name="Heading_20_4" text:outline-level="4">2.1 Ενσωμάτωση Υπηρεσιών Καιρού (OpenWeatherMap Integration)</text:h>
      <text:p text:style-name="Text_20_body">Ένα κρίσιμο χαρακτηριστικό για τον αγρότη είναι η λήψη μετεωρολογικών δεδομένων ακριβείας.</text:p>
      <text:list text:style-name="L4">
        <text:list-item>
          <text:p text:style-name="P4"><text:span text:style-name="T1">Δυναμική Ανάκτηση:</text:span> Η εφαρμογή υπολογίζει το <text:span text:style-name="T1">Centroid</text:span> (το γεωμετρικό κέντρο) του πολυγώνου του χωραφιού και καλεί το API του OpenWeatherMap.</text:p>
        </text:list-item>
        <text:list-item>
          <text:p text:style-name="P4"><text:span text:style-name="T1">Αφαίρεση (Abstraction):</text:span> Μέσω του <text:span text:style-name="Source_20_Text">WeatherService</text:span>, η εφαρμογή μετατρέπει το περίπλοκο JSON της εξωτερικής υπηρεσίας σε ένα απλοποιημένο DTO (<text:span text:style-name="Source_20_Text">WeatherInfo</text:span>), προσφέροντας μόνο την απαραίτητη πληροφορία (θερμοκρασία, υγρασία, εικονίδιο καιρού) στο τελικό χρήστη.</text:p>
        </text:list-item>
      </text:list>
      <text:h text:style-name="Heading_20_4" text:outline-level="4">2.2 REST Controllers (The Entry Point)</text:h>
      <text:p text:style-name="Text_20_body">Οι Controllers αποτελούν την πύλη εισόδου της εφαρμογής. Σχεδιάστηκαν με βάση τις αρχές του REST:</text:p>
      <text:list text:style-name="L5">
        <text:list-item>
          <text:p text:style-name="P5"><text:span text:style-name="T1">Endpoints:</text:span> Δημιουργήθηκαν σαφείς διαδρομές (π.χ. <text:span text:style-name="Source_20_Text">/api/fields</text:span>, <text:span text:style-name="Source_20_Text">/api/tasks</text:span>) που επιτρέπουν στο Frontend να αλληλεπιδρά με το σύστημα.</text:p>
        </text:list-item>
        <text:list-item>
          <text:p text:style-name="P5"><text:span text:style-name="T1">JSON Serialization:</text:span> Η αυτόματη μετατροπή των Java αντικειμένων σε μορφή JSON διευκολύνει την κατανάλωση των δεδομένων από σύγχρονα Frontends ή mobile εφαρμογές.</text:p>
        </text:list-item>
      </text:list>
      <text:p text:style-name="Horizontal_20_Line"/>
      <text:h text:style-name="Heading_20_3" text:outline-level="3">3. Αξιοπιστία και Διαχείριση Εξαιρέσεων (Global Error Handling)</text:h>
      <text:p text:style-name="Text_20_body">Σε μια εφαρμογή παραγωγής, η διαχείριση των αποτυχιών είναι εξίσου σημαντική με την επιτυχή λειτουργία.</text:p>
      <text:list text:style-name="L6">
        <text:list-item>
          <text:p text:style-name="P6"><text:span text:style-name="T1">Κεντρικός Έλεγχος Σφαλμάτων:</text:span> Χρησιμοποιήθηκε το annotation <text:span text:style-name="Source_20_Text">@ControllerAdvice</text:span> για τη δημιουργία ενός Global Exception Handler. Αυτός ο μηχανισμός "πιάνει" οποιοδήποτε σφάλμα προκύψει σε οποιοδήποτε επίπεδο (π.χ. <text:span text:style-name="Source_20_Text">ResourceNotFoundException</text:span>, <text:span text:style-name="Source_20_Text">SpatialValidationException</text:span>).</text:p>
        </text:list-item>
        <text:list-item>
          <text:p text:style-name="P6"><text:span text:style-name="T1">Standardized Error Response:</text:span> Αντί για ακατάληπτα μηνύματα συστήματος, η εφαρμογή επιστρέφει ένα δομημένο JSON που περιλαμβάνει:</text:p>
          <text:list>
            <text:list-item>
              <text:p text:style-name="P6"><text:span text:style-name="T1">Timestamp:</text:span> Την ακριβή στιγμή του σφάλματος.</text:p>
            </text:list-item>
            <text:list-item>
              <text:p text:style-name="P6"><text:span text:style-name="T1">Message:</text:span> Μια φιλική προς το χρήστη περιγραφή.</text:p>
            </text:list-item>
            <text:list-item>
              <text:p text:style-name="P6"><text:span text:style-name="T1">Status Code:</text:span> Τον κατάλληλο κωδικό HTTP (π.χ. 400 για λάθος δεδομένα, 404 για μη εύρεση).</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Sans NF1" style:font-family-complex="'NotoSans NF'"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1T13:17:57.461605913</meta:creation-date>
    <dc:date>2026-03-11T13:18:48.574325331</dc:date>
    <meta:editing-duration>PT53S</meta:editing-duration>
    <meta:editing-cycles>1</meta:editing-cycles>
    <meta:document-statistic meta:table-count="0" meta:image-count="0" meta:object-count="0" meta:page-count="2" meta:paragraph-count="33" meta:word-count="582" meta:character-count="4342" meta:non-whitespace-character-count="3809"/>
    <meta:generator>LibreOffice/26.2.1.2$Linux_X86_64 LibreOffice_project/4498df292cc7b696862cd17d793f3e8fd1382c8a</meta:generator>
  </office:meta>
</office:document-meta>
</file>